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Helvetica Neue'" svg:font-family="''Helvetica Neue'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07.2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95089" style:text-outline="false" style:text-line-through-style="none" style:text-line-through-type="none" style:font-name="'Helvetica Neue'" fo:font-size="11pt" fo:font-style="normal" fo:text-shadow="none" style:text-underline-style="none" fo:font-weight="normal" style:font-size-asian="11pt" style:font-style-asian="normal" style:font-weight-asian="normal" style:font-name-complex="'Helvetica Neue'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rge Xtreme Wheels</text:p>
          </table:table-cell>
          <table:table-cell/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ini Xtreme Wheels</text:p>
          </table:table-cell>
          <table:table-cell/>
          <table:table-cell table:style-name="ce3"/>
          <table:table-cell table:style-name="ce3"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smw3d.com/admin/index.php?ToDo=editProduct&amp;productId=238" xlink:type="simple">Adjustable Tension Anti-Backlash Nut</text:a></text:p>
          </table:table-cell>
          <table:table-cell/>
          <table:table-cell table:style-name="ce3"/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mm Spacers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mm Mini Eccentric Spacers</text:p>
          </table:table-cell>
          <table:table-cell table:number-columns-repeated="2"/>
          <table:table-cell table:style-name="ce3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mm Spacers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/4" Spacers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/4" <text:s/>Mini Eccentric spacers</text:p>
          </table:table-cell>
          <table:table-cell table:number-columns-repeated="2"/>
          <table:table-cell table:style-name="ce3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mm Spacers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.5in spacers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40mm spacer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5x20 Bolt</text:p>
          </table:table-cell>
          <table:table-cell table:number-columns-repeated="2"/>
          <table:table-cell table:style-name="ce3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5x8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x1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M5x15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5x25</text:p>
          </table:table-cell>
          <table:table-cell table:number-columns-repeated="2"/>
          <table:table-cell table:style-name="ce3" office:value-type="float" office:value="54" calcext:value-type="float">
            <text:p>5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5x4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5x55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5x60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5x65mm bolt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800w spindle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5 Nuts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5 drop-in T-nut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5 T-nuts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VFD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Water pump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50-C-beam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000-c-beam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C-Beam plates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608ZZ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688zz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mm lock collar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.35x8 Coupler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00mm 20x20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Nema 2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him 12.5x8x1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ingle corner bracket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ACME flange nut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250 Acme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00mm Acme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5x30 cable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ower cable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>
            <text:p>STEP 1</text:p>
          </table:table-cell>
          <table:table-cell table:style-name="ce1" office:value-type="string" calcext:value-type="string">
            <text:p>Qty.</text:p>
          </table:table-cell>
          <table:table-cell table:style-name="ce9" office:value-type="string" calcext:value-type="string">
            <text:p>Smw3D</text:p>
          </table:table-cell>
          <table:table-cell table:style-name="ce9" office:value-type="string" calcext:value-type="string">
            <text:p>Build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Y Gantry Plate LH (Machined)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Y Gantry Plate RH (Machined)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Large Xtreme Wheels</text:p>
          </table:table-cell>
          <table:table-cell table:style-name="ce7" office:value-type="float" office:value="6" calcext:value-type="float">
            <text:p>6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ini Xtreme Wheels</text:p>
          </table:table-cell>
          <table:table-cell table:style-name="ce7" office:value-type="float" office:value="16" calcext:value-type="float">
            <text:p>16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smw3d.com/admin/index.php?ToDo=editProduct&amp;productId=238" xlink:type="simple">Adjustable Tension Anti-Backlash Nut</text:a>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mm Spacers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mm Mini Eccentric Spacers</text:p>
          </table:table-cell>
          <table:table-cell table:style-name="ce7" office:value-type="float" office:value="14" calcext:value-type="float">
            <text:p>1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3mm Spacers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20 Bolt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25 Bolt</text:p>
          </table:table-cell>
          <table:table-cell table:style-name="ce7" office:value-type="float" office:value="22" calcext:value-type="float">
            <text:p>2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 Nuts</text:p>
          </table:table-cell>
          <table:table-cell table:style-name="ce1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 table:number-rows-repeated="2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1" office:value-type="string" calcext:value-type="string">
            <text:p>STEP 2</text:p>
          </table:table-cell>
          <table:table-cell table:style-name="ce1" office:value-type="string" calcext:value-type="string">
            <text:p>Qty.</text:p>
          </table:table-cell>
          <table:table-cell table:style-name="ce9" office:value-type="string" calcext:value-type="string">
            <text:p>Smw3D</text:p>
          </table:table-cell>
          <table:table-cell table:style-name="ce9" office:value-type="string" calcext:value-type="string">
            <text:p>Build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ront XZ Gantry Plate (Machined)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Large Xtreme Wheels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ini Xtreme Wheels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smw3d.com/admin/index.php?ToDo=editProduct&amp;productId=238" xlink:type="simple">Adjustable Tension Anti-Backlash Nut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1/4" Spacers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1/4" <text:s/>Mini Eccentric spacers</text:p>
          </table:table-cell>
          <table:table-cell table:style-name="ce7" office:value-type="float" office:value="12" calcext:value-type="float">
            <text:p>1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3mm Spacers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2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25</text:p>
          </table:table-cell>
          <table:table-cell table:style-name="ce7" office:value-type="float" office:value="16" calcext:value-type="float">
            <text:p>16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 Nuts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 table:number-rows-repeated="2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1" office:value-type="string" calcext:value-type="string">
            <text:p>STEP 3</text:p>
          </table:table-cell>
          <table:table-cell table:style-name="ce1" office:value-type="string" calcext:value-type="string">
            <text:p>Qty.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Rear XZ Gantry Plate (Machined)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<text:a xlink:href="https://www.smw3d.com/admin/index.php?ToDo=editProduct&amp;productId=238" xlink:type="simple">Adjustable Tension Anti-Backlash Nut</text:a>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ini Xtreme Wheels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3mm spacers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2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25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mm Spacers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mm mini eccentric spacers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 Nuts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 table:number-rows-repeated="2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1" office:value-type="string" calcext:value-type="string">
            <text:p>STEP 4</text:p>
          </table:table-cell>
          <table:table-cell table:style-name="ce1" office:value-type="string" calcext:value-type="string">
            <text:p>Qty.</text:p>
          </table:table-cell>
          <table:table-cell table:style-name="ce9" office:value-type="string" calcext:value-type="string">
            <text:p>Smw3d</text:p>
          </table:table-cell>
          <table:table-cell table:style-name="ce9" office:value-type="string" calcext:value-type="string">
            <text:p>Build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rge Xtreme Wheels</text:p>
          </table:table-cell>
          <table:table-cell table:style-name="ce7" office:value-type="float" office:value="16" calcext:value-type="float">
            <text:p>16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9mm Spacers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mm Mini Eccentric Spacers</text:p>
          </table:table-cell>
          <table:table-cell table:style-name="ce7" office:value-type="float" office:value="16" calcext:value-type="float">
            <text:p>16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60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20"/>
        </table:table-row>
        <table:table-row table:style-name="ro1" table:number-rows-repeated="2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1" office:value-type="string" calcext:value-type="string">
            <text:p>STEP 5</text:p>
          </table:table-cell>
          <table:table-cell table:style-name="ce1" office:value-type="string" calcext:value-type="string">
            <text:p>Qty.</text:p>
          </table:table-cell>
          <table:table-cell table:style-name="ce9" office:value-type="string" calcext:value-type="string">
            <text:p>Smw3d</text:p>
          </table:table-cell>
          <table:table-cell table:style-name="ce9" office:value-type="string" calcext:value-type="string">
            <text:p>Build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800w Spindle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Spindle Clamps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 T-nuts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8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4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250mm C-Beam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 table:number-rows-repeated="2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1" office:value-type="string" calcext:value-type="string">
            <text:p>STEP 6</text:p>
          </table:table-cell>
          <table:table-cell table:style-name="ce1" office:value-type="string" calcext:value-type="string">
            <text:p>Qty.</text:p>
          </table:table-cell>
          <table:table-cell table:style-name="ce9" office:value-type="string" calcext:value-type="string">
            <text:p>Smw3d</text:p>
          </table:table-cell>
          <table:table-cell table:style-name="ce9" office:value-type="string" calcext:value-type="string">
            <text:p>Build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5x15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55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1.5in spacers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08ZZ Bearing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8mm lock collar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.35x8 Coupler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1000mm Acme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1000mm 20x2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1000mm C Beam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NEMA 23 2.8A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Shim 12.5x8x1</text:p>
          </table:table-cell>
          <table:table-cell table:style-name="ce1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 table:number-rows-repeated="2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1" office:value-type="string" calcext:value-type="string">
            <text:p>Step 7</text:p>
          </table:table-cell>
          <table:table-cell table:style-name="ce1" office:value-type="string" calcext:value-type="string">
            <text:p>Qty</text:p>
          </table:table-cell>
          <table:table-cell table:style-name="ce9" office:value-type="string" calcext:value-type="string">
            <text:p>Smw3d</text:p>
          </table:table-cell>
          <table:table-cell table:style-name="ce9" office:value-type="string" calcext:value-type="string">
            <text:p>Build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NEMA 23 2.8A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.35x8 Coupler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End corner caps (machined)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Lock collar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08ZZ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C-Beam 1000mm 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1.5" spacers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55mm bolts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20mm bolts</text:p>
          </table:table-cell>
          <table:table-cell table:style-name="ce7" office:value-type="float" office:value="20" calcext:value-type="float">
            <text:p>20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Single corner bracket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 nuts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1000mm ACME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ACME flange nut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Shim 12.5x8x1</text:p>
          </table:table-cell>
          <table:table-cell table:style-name="ce1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1" office:value-type="string" calcext:value-type="string">
            <text:p>Step 8</text:p>
          </table:table-cell>
          <table:table-cell table:style-name="ce1" office:value-type="string" calcext:value-type="string">
            <text:p>Qty</text:p>
          </table:table-cell>
          <table:table-cell table:style-name="ce9" office:value-type="string" calcext:value-type="string">
            <text:p>Smw3d</text:p>
          </table:table-cell>
          <table:table-cell table:style-name="ce9" office:value-type="string" calcext:value-type="string">
            <text:p>Build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-beam end plates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55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1.5" spacers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250mm ACME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88zz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.35mm x 8mm coupler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Nema 23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25mm </text:p>
          </table:table-cell>
          <table:table-cell table:style-name="ce7" office:value-type="float" office:value="8" calcext:value-type="float">
            <text:p>8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Lock Collar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5" office:value-type="string" calcext:value-type="string">
            <text:p>Shim 12.5x8x1</text:p>
          </table:table-cell>
          <table:table-cell table:style-name="ce5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4"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table:style-name="ce6" office:value-type="string" calcext:value-type="string">
            <text:p>Step 9</text:p>
          </table:table-cell>
          <table:table-cell table:style-name="ce6" office:value-type="string" calcext:value-type="string">
            <text:p>Qty</text:p>
          </table:table-cell>
          <table:table-cell table:style-name="ce12" office:value-type="string" calcext:value-type="string">
            <text:p>Smw3d</text:p>
          </table:table-cell>
          <table:table-cell table:style-name="ce12" office:value-type="string" calcext:value-type="string">
            <text:p>Build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/16" ID 5/16" OD vinyl tubing</text:p>
          </table:table-cell>
          <table:table-cell table:style-name="ce7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4 wire 22g</text:p>
          </table:table-cell>
          <table:table-cell table:style-name="ce7" office:value-type="float" office:value="36" calcext:value-type="float">
            <text:p>36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16-3 wire</text:p>
          </table:table-cell>
          <table:table-cell table:style-name="ce7" office:value-type="float" office:value="18" calcext:value-type="float">
            <text:p>18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15mmx30mm cable chain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 drop-in T-nut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 x 10mm bolt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small heat shrink tubing</text:p>
          </table:table-cell>
          <table:table-cell table:style-name="ce7" office:value-type="float" office:value="5" calcext:value-type="float">
            <text:p>5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65mm bolt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40mm spacer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9mm spacer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6mm spacer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Water pump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x20mm bolt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Large heat shrink tubing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Sheathing 10mm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M5 nut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Power cable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 table:number-rows-repeated="2">
          <table:table-cell table:style-name="ce4"/>
          <table:table-cell table:style-name="ce8"/>
          <table:table-cell table:number-columns-repeated="1022"/>
        </table:table-row>
        <table:table-row table:style-name="ro1">
          <table:table-cell table:style-name="ce1" office:value-type="string" calcext:value-type="string">
            <text:p>Step 10</text:p>
          </table:table-cell>
          <table:table-cell table:style-name="ce1" office:value-type="string" calcext:value-type="string">
            <text:p>Qty</text:p>
          </table:table-cell>
          <table:table-cell table:style-name="ce9" office:value-type="string" calcext:value-type="string">
            <text:p>Smw3d</text:p>
          </table:table-cell>
          <table:table-cell table:style-name="ce9" office:value-type="string" calcext:value-type="string">
            <text:p>Builder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Fan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Inverter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24V power supply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Power Cable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2"/>
          <table:table-cell table:number-columns-repeated="1020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Helvetica Neue'" svg:font-family="''Helvetica Neue''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14" meta:object-count="0"/>
    <meta:generator>LibreOfficeDev/6.0.5.2$Linux_X86_64 LibreOffice_project/</meta:generator>
  </office:meta>
</office:document-meta>
</file>